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63ce" officeooo:paragraph-rsid="001463ce" style:font-weight-asian="bold" style:font-weight-complex="bold"/>
    </style:style>
    <style:style style:name="P2" style:family="paragraph" style:parent-style-name="Standard">
      <style:text-properties fo:font-weight="normal" officeooo:rsid="001463ce" officeooo:paragraph-rsid="001463c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rom Running Benchmarks:</text:p>
      <text:p text:style-name="P2"/>
      <text:p text:style-name="P2">RUN1: </text:p>
      <text:p text:style-name="P2">guillaumes@aldenv128:~/repos/cs112S2015/cs112S2015-guillaumes2/labs/lab10/ArrayListBenchmarks$ ant LinkedListBenchmarks </text:p>
      <text:p text:style-name="P2">Buildfile: /home/g/guillaumes/repos/cs112S2015/cs112S2015-guillaumes2/labs/lab10/ArrayListBenchmarks/build.xml</text:p>
      <text:p text:style-name="P2"></text:p>
      <text:p text:style-name="P2">LinkedListBenchmarks:</text:p>
      <text:p text:style-name="P2"><text:s text:c="5"/>[java] </text:p>
      <text:p text:style-name="P2"><text:s text:c="5"/>[java] Benchmark for adding to the front of the LinkedList: </text:p>
      <text:p text:style-name="P2"><text:s text:c="5"/>[java] linkedList size = 1000000</text:p>
      <text:p text:style-name="P2"><text:s text:c="5"/>[java] LinkedList elapsed time = 2</text:p>
      <text:p text:style-name="P2"><text:s text:c="5"/>[java] LinkedList average add time = 0.002</text:p>
      <text:p text:style-name="P2"><text:s text:c="5"/>[java] Benchmark for removing from the front of the LinkedList: </text:p>
      <text:p text:style-name="P2"><text:s text:c="5"/>[java] LinkedList size = 1000000</text:p>
      <text:p text:style-name="P2"><text:s text:c="5"/>[java] LinkedList elapsed time = 2</text:p>
      <text:p text:style-name="P2"><text:s text:c="5"/>[java] LinkedList average remove time = 0.002</text:p>
      <text:p text:style-name="P2"></text:p>
      <text:p text:style-name="P2">BUILD SUCCESSFUL</text:p>
      <text:p text:style-name="P2">Total time: 1 second</text:p>
      <text:p text:style-name="P2"/>
      <text:p text:style-name="P2"/>
      <text:p text:style-name="P2">RUN2:</text:p>
      <text:p text:style-name="P2">guillaumes@aldenv128:~/repos/cs112S2015/cs112S2015-guillaumes2/labs/lab10/ArrayListBenchmarks$ ant ArrayListBenchmarks </text:p>
      <text:p text:style-name="P2">Buildfile: /home/g/guillaumes/repos/cs112S2015/cs112S2015-guillaumes2/labs/lab10/ArrayListBenchmarks/build.xml</text:p>
      <text:p text:style-name="P2"></text:p>
      <text:p text:style-name="P2">ArrayListBenchmarks:</text:p>
      <text:p text:style-name="P2"><text:s text:c="5"/>[java] </text:p>
      <text:p text:style-name="P2"><text:s text:c="5"/>[java] Benchmark for adding to the front of the ArrayList: </text:p>
      <text:p text:style-name="P2"><text:s text:c="5"/>[java] ArrayList size = 1000000</text:p>
      <text:p text:style-name="P2"><text:s text:c="5"/>[java] ArrayList elapsed time = 251</text:p>
      <text:p text:style-name="P2"><text:s text:c="5"/>[java] ArrayList average add time = 0.251</text:p>
      <text:p text:style-name="P2"><text:s text:c="5"/>[java] Benchmark for removing from the front of the ArrayList: </text:p>
      <text:p text:style-name="P2"><text:s text:c="5"/>[java] ArrayList2 size = 1000000</text:p>
      <text:p text:style-name="P2"><text:s text:c="5"/>[java] ArrayList elapsed time = 230</text:p>
      <text:p text:style-name="P2"><text:s text:c="5"/>[java] ArrayList average remove time = 0.23</text:p>
      <text:p text:style-name="P2"></text:p>
      <text:p text:style-name="P2">BUILD SUCCESSFUL</text:p>
      <text:p text:style-name="P2">Total time: 0 seconds</text:p>
      <text:p text:style-name="P2"/>
      <text:p text:style-name="P2">RUN3:</text:p>
      <text:p text:style-name="P2">guillaumes@aldenv128:~/repos/cs112S2015/cs112S2015-guillaumes2/labs/lab10/ArrayListBenchmarks$ ant VectorBenchmarks </text:p>
      <text:p text:style-name="P2">Buildfile: /home/g/guillaumes/repos/cs112S2015/cs112S2015-guillaumes2/labs/lab10/ArrayListBenchmarks/build.xml</text:p>
      <text:p text:style-name="P2"></text:p>
      <text:p text:style-name="P2"><text:soft-page-break/>VectorBenchmarks:</text:p>
      <text:p text:style-name="P2"><text:s text:c="5"/>[java] Benchmark for adding to the front of the Vector: </text:p>
      <text:p text:style-name="P2"><text:s text:c="5"/>[java] Vector size = 1000000</text:p>
      <text:p text:style-name="P2"><text:s text:c="5"/>[java] Vector elapsed time = 206</text:p>
      <text:p text:style-name="P2"><text:s text:c="5"/>[java] Vector average add time = 0.206</text:p>
      <text:p text:style-name="P2"><text:s text:c="5"/>[java] Benchmark for removing from the front of the Vector: </text:p>
      <text:p text:style-name="P2"><text:s text:c="5"/>[java] Vector size = 1000000</text:p>
      <text:p text:style-name="P2"><text:s text:c="5"/>[java] Vector elapsed time = 203</text:p>
      <text:p text:style-name="P2"><text:s text:c="5"/>[java] Vector average remove time = 0.203</text:p>
      <text:p text:style-name="P2"></text:p>
      <text:p text:style-name="P2">BUILD SUCCESSFUL</text:p>
      <text:p text:style-name="P2">Total time: 0 seconds</text:p>
      <text:p text:style-name="P2"/>
      <text:p text:style-name="P2">RUN4:</text:p>
      <text:p text:style-name="P2">guillaumes@aldenv128:~/repos/cs112S2015/cs112S2015-guillaumes2/labs/lab10/ArrayListBenchmarks$ ant all</text:p>
      <text:p text:style-name="P2">Buildfile: /home/g/guillaumes/repos/cs112S2015/cs112S2015-guillaumes2/labs/lab10/ArrayListBenchmarks/build.xml</text:p>
      <text:p text:style-name="P2"></text:p>
      <text:p text:style-name="P2">all:</text:p>
      <text:p text:style-name="P2"><text:s text:c="5"/>[java] Benchmark for adding to the front of the Vector: </text:p>
      <text:p text:style-name="P2"><text:s text:c="5"/>[java] Vector size = 1000000</text:p>
      <text:p text:style-name="P2"><text:s text:c="5"/>[java] Vector elapsed time = 213</text:p>
      <text:p text:style-name="P2"><text:s text:c="5"/>[java] Vector average add time = 0.213</text:p>
      <text:p text:style-name="P2"><text:s text:c="5"/>[java] Benchmark for removing from the front of the Vector: </text:p>
      <text:p text:style-name="P2"><text:s text:c="5"/>[java] Vector size = 1000000</text:p>
      <text:p text:style-name="P2"><text:s text:c="5"/>[java] Vector elapsed time = 241</text:p>
      <text:p text:style-name="P2"><text:s text:c="5"/>[java] Vector average remove time = 0.241</text:p>
      <text:p text:style-name="P2"><text:s text:c="5"/>[java] </text:p>
      <text:p text:style-name="P2"><text:s text:c="5"/>[java] Benchmark for adding to the front of the LinkedList: </text:p>
      <text:p text:style-name="P2"><text:s text:c="5"/>[java] linkedList size = 1000000</text:p>
      <text:p text:style-name="P2"><text:s text:c="5"/>[java] LinkedList elapsed time = 2</text:p>
      <text:p text:style-name="P2"><text:s text:c="5"/>[java] LinkedList average add time = 0.002</text:p>
      <text:p text:style-name="P2"><text:s text:c="5"/>[java] Benchmark for removing from the front of the LinkedList: </text:p>
      <text:p text:style-name="P2"><text:s text:c="5"/>[java] LinkedList size = 1000000</text:p>
      <text:p text:style-name="P2"><text:s text:c="5"/>[java] LinkedList elapsed time = 2</text:p>
      <text:p text:style-name="P2"><text:s text:c="5"/>[java] LinkedList average remove time = 0.002</text:p>
      <text:p text:style-name="P2"><text:s text:c="5"/>[java] </text:p>
      <text:p text:style-name="P2"><text:s text:c="5"/>[java] Benchmark for adding to the front of the ArrayList: </text:p>
      <text:p text:style-name="P2"><text:s text:c="5"/>[java] ArrayList size = 1000000</text:p>
      <text:p text:style-name="P2"><text:s text:c="5"/>[java] ArrayList elapsed time = 207</text:p>
      <text:p text:style-name="P2"><text:s text:c="5"/>[java] ArrayList average add time = 0.207</text:p>
      <text:p text:style-name="P2"><text:s text:c="5"/>[java] Benchmark for removing from the front of the ArrayList: </text:p>
      <text:p text:style-name="P2"><text:s text:c="5"/>[java] ArrayList2 size = 1000000</text:p>
      <text:p text:style-name="P2"><text:s text:c="5"/>[java] ArrayList elapsed time = 243</text:p>
      <text:p text:style-name="P2"><text:s text:c="5"/>[java] ArrayList average remove time = 0.243</text:p>
      <text:p text:style-name="P2"></text:p>
      <text:p text:style-name="P2">BUILD SUCCESSFUL</text:p>
      <text:p text:style-name="P2">Total time: 2 second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2:19:11.105174825</meta:creation-date>
    <dc:date>2015-04-15T22:25:18.032572783</dc:date>
    <meta:editing-duration>PT2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85" meta:word-count="396" meta:character-count="3521" meta:non-whitespace-character-count="2842"/>
  </office:meta>
</office:document-meta>
</file>